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ausdokumentti</text:h>
      <text:p text:style-name="Text_20_body"/>
      <text:p text:style-name="Text_20_body">Ohjelman metodeja on testattu käyttäen Junit-testejä. Jokaiselle metodille olen pyrkinyt luomaan vähintääkin perustestin, suurimmassa osassa tapauksissa kuitenkin muitakin tärkeitä testitapauksia.</text:p>
      <text:p text:style-name="Text_20_body">Lisäksi toimivuutta on testattu käsin, erityispainona testattu kääntyykö salakieli toivotulla tavalla, ja toimivatko käyttäjän antamat syöteet tarkoitetulla tavalla.</text:p>
      <text:p text:style-name="Text_20_body">Erilaisia Junit-testejä löytyy ohjelmasta lähes 100 kappaletta.</text:p>
      <text:p text:style-name="Text_20_body"/>
      <text:p text:style-name="P2">Suorituskykytestaus</text:p>
      <text:p text:style-name="P1">Suorituskykytestauksen olen tehnyt Junitin avulla samoilla operaatioilla omille tietorakenteilleni ja tietorakenteille jotka olen omillani korvannut. Testauksessa olen käyttänyt mahdollisuuksien mukaan huonointa mahdollista tapausta.</text:p>
      <text:p text:style-name="P1"/>
      <text:p text:style-name="P2">Mappi-luokka:</text:p>
      <text:p text:style-name="P1">Put operaatiot:</text:p>
      <text:p text:style-name="P1">Mappi:</text:p>
      <text:p text:style-name="P1">100 = 0ms</text:p>
      <text:p text:style-name="P1">1000 = 62ms</text:p>
      <text:p text:style-name="P1">10000 = 608ms</text:p>
      <text:p text:style-name="P1"/>
      <text:p text:style-name="P1">TreeMap:</text:p>
      <text:p text:style-name="P1">100 = 0ms</text:p>
      <text:p text:style-name="P1">1000 = 62ms</text:p>
      <text:p text:style-name="P1">10000 = 63ms</text:p>
      <text:p text:style-name="P1"/>
      <text:p text:style-name="P1">Remove operaatiot:</text:p>
      <text:p text:style-name="P1">Mappi:</text:p>
      <text:p text:style-name="P1">100 = 0ms</text:p>
      <text:p text:style-name="P1">1000 = 47ms</text:p>
      <text:p text:style-name="P1">10000 = 819ms</text:p>
      <text:p text:style-name="P1"/>
      <text:p text:style-name="P1">TreeMap:</text:p>
      <text:p text:style-name="P1">100 = 0ms</text:p>
      <text:p text:style-name="P1">1000 = 0ms</text:p>
      <text:p text:style-name="P1">10000 = 78ms</text:p>
      <text:p text:style-name="P1"/>
      <text:p text:style-name="P1"/>
      <text:p text:style-name="P2"><text:soft-page-break/>LinkitettyLista-luokka</text:p>
      <text:p text:style-name="P1">Add-operaatiot:</text:p>
      <text:p text:style-name="P1"/>
      <text:p text:style-name="P1">LinkitettyLista:</text:p>
      <text:p text:style-name="P1">100 = 0ms</text:p>
      <text:p text:style-name="P1">1000 = 15ms</text:p>
      <text:p text:style-name="P1">10000 = 328ms</text:p>
      <text:p text:style-name="P1"/>
      <text:p text:style-name="P1">LinkedList:</text:p>
      <text:p text:style-name="P1">100 = 0ms</text:p>
      <text:p text:style-name="P1">1000 = 0ms</text:p>
      <text:p text:style-name="P1">10000 = 16ms</text:p>
      <text:p text:style-name="P1"/>
      <text:p text:style-name="P2">PriorisoituJono-luokka</text:p>
      <text:p text:style-name="P1">Add-operaatio:</text:p>
      <text:p text:style-name="P1"/>
      <text:p text:style-name="P1">PriorisoituJono:</text:p>
      <text:p text:style-name="P1">100 = 32ms</text:p>
      <text:p text:style-name="P1">1000 = 922ms</text:p>
      <text:p text:style-name="P1">10000 = 916669ms</text:p>
      <text:p text:style-name="P1"/>
      <text:p text:style-name="P1">PriorityQueue:</text:p>
      <text:p text:style-name="P1">100 = 0ms</text:p>
      <text:p text:style-name="P1">1000 = 0ms</text:p>
      <text:p text:style-name="P1">10000 = 75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5S</meta:editing-duration>
    <meta:editing-cycles>4</meta:editing-cycles>
    <meta:generator>OpenOffice/4.0.1$Win32 OpenOffice.org_project/401m5$Build-9714</meta:generator>
    <dc:date>2015-09-06T21:21:12.65</dc:date>
    <dc:creator>Tony Leppäkoski</dc:creator>
    <meta:document-statistic meta:table-count="0" meta:image-count="0" meta:object-count="0" meta:page-count="2" meta:paragraph-count="45" meta:word-count="159" meta:character-count="1159"/>
    <meta:user-defined meta:name="Info 1"/>
    <meta:user-defined meta:name="Info 2"/>
    <meta:user-defined meta:name="Info 3"/>
    <meta:user-defined meta:name="Info 4"/>
  </office:meta>
</office:document-meta>
</file>